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12pt" fo:font-weight="bold" officeooo:rsid="0013c90f" officeooo:paragraph-rsid="0013c90f" fo:background-color="transparent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31beaf"/>
    </style:style>
    <style:style style:name="P5" style:family="paragraph" style:parent-style-name="Standard" style:list-style-name="L1">
      <style:text-properties officeooo:paragraph-rsid="006360f5"/>
    </style:style>
    <style:style style:name="P6" style:family="paragraph" style:parent-style-name="Standard" style:list-style-name="L1">
      <style:text-properties officeooo:paragraph-rsid="006172c6"/>
    </style:style>
    <style:style style:name="P7" style:family="paragraph" style:parent-style-name="Standard" style:list-style-name="L1">
      <style:text-properties officeooo:paragraph-rsid="006a7dea"/>
    </style:style>
    <style:style style:name="P8" style:family="paragraph" style:parent-style-name="Standard" style:list-style-name="L1">
      <style:text-properties officeooo:rsid="0064cd82" officeooo:paragraph-rsid="0064cd82" fo:background-color="transparent"/>
    </style:style>
    <style:style style:name="P9" style:family="paragraph" style:parent-style-name="Standard" style:list-style-name="L1">
      <style:text-properties fo:background-color="transparent"/>
    </style:style>
    <style:style style:name="P10" style:family="paragraph" style:parent-style-name="Standard" style:list-style-name="L1">
      <style:text-properties officeooo:paragraph-rsid="0013c90f" fo:background-color="transparent"/>
    </style:style>
    <style:style style:name="P11" style:family="paragraph" style:parent-style-name="Standard" style:list-style-name="L1">
      <style:text-properties officeooo:paragraph-rsid="00162199" fo:background-color="transparent"/>
    </style:style>
    <style:style style:name="P12" style:family="paragraph" style:parent-style-name="Standard" style:list-style-name="L1">
      <style:text-properties officeooo:rsid="00175fbb" officeooo:paragraph-rsid="00175fbb" fo:background-color="transparent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paragraph-rsid="005cc523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37d79" officeooo:paragraph-rsid="001d1657" fo:background-color="transparent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237d79" officeooo:paragraph-rsid="001e0cbd" fo:background-color="transparent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58204" officeooo:paragraph-rsid="002b8c91" fo:background-color="transparent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58204" officeooo:paragraph-rsid="002d4da8" fo:background-color="transparent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58204" officeooo:paragraph-rsid="0028fbdf" fo:background-color="transparent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158204" officeooo:paragraph-rsid="002d4da8" fo:background-color="transparent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431917" officeooo:paragraph-rsid="00431917" fo:background-color="transparent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54bf94" officeooo:paragraph-rsid="0054bf94" fo:background-color="transparent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paragraph-rsid="00162199" fo:background-color="transparent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paragraph-rsid="0019fa94" fo:background-color="transparent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220c3e" officeooo:paragraph-rsid="00220c3e" fo:background-color="transparent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17629c" officeooo:paragraph-rsid="0017629c" fo:background-color="transparent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426b15" officeooo:paragraph-rsid="003b0b7a" fo:background-color="transparent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212733" officeooo:paragraph-rsid="0034c620" fo:background-color="transparent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112e48" officeooo:paragraph-rsid="0026a9fe" fo:background-color="transparent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3e780b" officeooo:paragraph-rsid="003e780b" fo:background-color="transparent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416940" officeooo:paragraph-rsid="00416940" fo:background-color="transparent" style:font-weight-asian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</style:style>
    <style:style style:name="P33" style:family="paragraph" style:parent-style-name="Standard" style:list-style-name="L1">
      <style:paragraph-properties fo:text-align="start" style:justify-single-word="false"/>
      <style:text-properties style:text-position="0% 100%" fo:font-size="12pt" fo:font-weight="bold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style:text-position="0% 100%" fo:font-size="12pt" fo:font-weight="normal" officeooo:paragraph-rsid="003071bb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text-position="0% 100%" fo:font-size="12pt" fo:font-weight="normal" officeooo:rsid="00426b15" officeooo:paragraph-rsid="003b0b7a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text-position="0% 100%" fo:font-size="12pt" fo:font-weight="normal" officeooo:rsid="0064cd82" officeooo:paragraph-rsid="007055c1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text-position="0% 100%" fo:font-weight="normal" officeooo:paragraph-rsid="00157204" fo:background-color="transparent" style:font-weight-asian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text-position="0% 100%" fo:font-weight="normal" officeooo:paragraph-rsid="00162199" fo:background-color="transparent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text-position="0% 100%" fo:font-weight="normal" officeooo:rsid="001d083c" officeooo:paragraph-rsid="001d083c" fo:background-color="transparent" style:font-weight-asian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text-position="0% 100%" fo:font-weight="normal" officeooo:rsid="00237eb1" officeooo:paragraph-rsid="00237eb1" fo:background-color="transparent" style:font-weight-asian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text-position="0% 100%" fo:font-weight="normal" officeooo:rsid="003cc9ab" officeooo:paragraph-rsid="003cc9ab" fo:background-color="transparent" style:font-weight-asian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text-position="0% 100%" fo:font-weight="normal" officeooo:rsid="0034f2c0" officeooo:paragraph-rsid="001f1e88" fo:background-color="transparent" style:font-weight-asian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text-position="0% 100%" fo:font-weight="normal" officeooo:rsid="00158204" officeooo:paragraph-rsid="0029ed74" fo:background-color="transparent" style:font-weight-asian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text-position="0% 100%" fo:font-weight="normal" officeooo:rsid="00424b6c" officeooo:paragraph-rsid="00424b6c" fo:background-color="transparent" style:font-weight-asian="normal" style:font-weight-complex="normal"/>
    </style:style>
    <style:style style:name="P45" style:family="paragraph" style:parent-style-name="Standard" style:list-style-name="L1">
      <style:text-properties style:text-position="0% 100%" fo:font-weight="normal" officeooo:paragraph-rsid="00162199" fo:background-color="transparent" style:font-weight-asian="normal" style:font-weight-complex="normal"/>
    </style:style>
    <style:style style:name="P46" style:family="paragraph" style:parent-style-name="Standard" style:list-style-name="L1">
      <style:text-properties style:text-position="0% 100%" fo:font-weight="normal" officeooo:paragraph-rsid="00175fbb" fo:background-color="transparent" style:font-weight-asian="normal" style:font-weight-complex="normal"/>
    </style:style>
    <style:style style:name="P47" style:family="paragraph" style:parent-style-name="Standard" style:list-style-name="L1">
      <style:text-properties style:text-position="0% 100%" fo:font-weight="normal" officeooo:rsid="001aae72" officeooo:paragraph-rsid="001aae72" fo:background-color="transparent" style:font-weight-asian="normal" style:font-weight-complex="normal"/>
    </style:style>
    <style:style style:name="P48" style:family="paragraph" style:parent-style-name="Standard" style:list-style-name="L1">
      <style:text-properties style:text-position="0% 100%" fo:font-weight="normal" officeooo:rsid="00112e48" officeooo:paragraph-rsid="0027ad0b" fo:background-color="transparent" style:font-weight-asian="normal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3c90f" fo:background-color="transparent" style:font-size-asian="10.5pt" style:font-weight-asian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fo:font-weight="normal" officeooo:rsid="00158204" officeooo:paragraph-rsid="002d4da8" fo:background-color="transparent" style:font-size-asian="10.5pt" style:font-weight-asian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weight="normal" officeooo:rsid="0040d3fb" officeooo:paragraph-rsid="0040d3fb" fo:background-color="transparent" style:font-size-asian="10.5pt" style:font-weight-asian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58204" officeooo:paragraph-rsid="00509483" style:letter-kerning="true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58204" officeooo:paragraph-rsid="004f1e31" style:letter-kerning="true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size="12pt" fo:font-weight="normal" officeooo:rsid="00112e48" officeooo:paragraph-rsid="004a7d0f" style:font-size-asian="10.5pt" style:font-weight-asian="normal" style:font-weight-complex="normal"/>
    </style:style>
    <style:style style:name="P55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4bfceb" style:font-weight-asian="normal" style:font-weight-complex="normal"/>
    </style:style>
    <style:style style:name="P56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445974" style:font-weight-asian="normal" style:font-weight-complex="normal"/>
    </style:style>
    <style:style style:name="P57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weight="normal" officeooo:rsid="00158204" officeooo:paragraph-rsid="004bfceb" style:font-weight-asian="normal" style:font-weight-complex="normal"/>
    </style:style>
    <style:style style:name="P58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weight="normal" officeooo:rsid="00112e48" officeooo:paragraph-rsid="004a7d0f" style:font-weight-asian="normal" style:font-weight-complex="normal"/>
    </style:style>
    <style:style style:name="P59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weight="normal" officeooo:rsid="00112e48" officeooo:paragraph-rsid="0047a1ee" fo:background-color="transparent" style:font-weight-asian="normal" style:font-weight-complex="normal"/>
    </style:style>
    <style:style style:name="P60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40e4c0" fo:background-color="transparent" style:font-weight-asian="normal" style:font-weight-complex="normal"/>
    </style:style>
    <style:style style:name="P61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font-weight="normal" officeooo:rsid="00158204" officeooo:paragraph-rsid="00405296" fo:background-color="transparent" style:font-weight-asian="normal" style:font-weight-complex="normal"/>
    </style:style>
    <style:style style:name="P62" style:family="paragraph" style:parent-style-name="Standard" style:list-style-name="L1">
      <style:paragraph-properties fo:margin-top="0in" fo:margin-bottom="0in" style:contextual-spacing="false"/>
      <style:text-properties officeooo:rsid="00158204" officeooo:paragraph-rsid="00405296" fo:background-color="transparent"/>
    </style:style>
    <style:style style:name="P63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212733" officeooo:paragraph-rsid="00534857" style:font-weight-asian="normal" style:font-weight-complex="normal"/>
    </style:style>
    <style:style style:name="P64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212733" officeooo:paragraph-rsid="00520932" style:font-weight-asian="normal" style:font-weight-complex="normal"/>
    </style:style>
    <style:style style:name="P6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weight="normal" officeooo:rsid="00158204" officeooo:paragraph-rsid="004bfceb" style:font-weight-asian="normal" style:font-weight-complex="normal"/>
    </style:style>
    <style:style style:name="P66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weight="normal" officeooo:rsid="00158204" officeooo:paragraph-rsid="004ecba6" style:font-weight-asian="normal" style:font-weight-complex="normal"/>
    </style:style>
    <style:style style:name="P67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158204" officeooo:paragraph-rsid="004bfceb" style:font-weight-asian="normal" style:font-weight-complex="normal"/>
    </style:style>
    <style:style style:name="P68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weight="normal" officeooo:rsid="00426b15" officeooo:paragraph-rsid="003b878b" style:font-weight-asian="normal" style:font-weight-complex="normal"/>
    </style:style>
    <style:style style:name="P69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weight="normal" officeooo:rsid="00426b15" officeooo:paragraph-rsid="005709fa" style:font-weight-asian="normal" style:font-weight-complex="normal"/>
    </style:style>
    <style:style style:name="P70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426b15" officeooo:paragraph-rsid="003b878b" style:font-weight-asian="normal" style:font-weight-complex="normal"/>
    </style:style>
    <style:style style:name="P71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weight="normal" officeooo:rsid="00112e48" officeooo:paragraph-rsid="0040e4c0" fo:background-color="transparent" style:font-weight-asian="normal" style:font-weight-complex="normal"/>
    </style:style>
    <style:style style:name="P72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weight="normal" officeooo:rsid="00112e48" officeooo:paragraph-rsid="0046dfd9" fo:background-color="transparent" style:font-weight-asian="normal" style:font-weight-complex="normal"/>
    </style:style>
    <style:style style:name="P73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112e48" officeooo:paragraph-rsid="003be99f" fo:background-color="transparent" style:font-weight-asian="normal" style:font-weight-complex="normal"/>
    </style:style>
    <style:style style:name="P74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112e48" officeooo:paragraph-rsid="0040e4c0" fo:background-color="transparent" style:font-weight-asian="normal" style:font-weight-complex="normal"/>
    </style:style>
    <style:style style:name="P75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112e48" officeooo:paragraph-rsid="004919c8" fo:background-color="transparent" style:font-weight-asian="normal" style:font-weight-complex="normal"/>
    </style:style>
    <style:style style:name="P76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weight="normal" officeooo:rsid="00158204" officeooo:paragraph-rsid="00405296" fo:background-color="transparent" style:font-weight-asian="normal" style:font-weight-complex="normal"/>
    </style:style>
    <style:style style:name="P77" style:family="paragraph" style:parent-style-name="Standard" style:list-style-name="L1">
      <style:paragraph-properties fo:margin-top="0in" fo:margin-bottom="0in" style:contextual-spacing="false"/>
      <style:text-properties style:text-position="0% 100%" fo:font-weight="normal" officeooo:rsid="00158204" officeooo:paragraph-rsid="00405296" fo:background-color="transparent" style:font-weight-asian="normal" style:font-weight-complex="normal"/>
    </style:style>
    <style:style style:name="P78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size="12pt" fo:font-weight="normal" officeooo:rsid="00112e48" officeooo:paragraph-rsid="004a7d0f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size="12pt" fo:font-weight="normal" officeooo:rsid="00112e48" officeooo:paragraph-rsid="0055799e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size="12pt" fo:font-weight="normal" officeooo:rsid="00112e48" officeooo:paragraph-rsid="003be99f" fo:background-color="transparent" style:font-size-asian="10.5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fo:font-size="12pt" fo:font-weight="normal" officeooo:rsid="00112e48" officeooo:paragraph-rsid="0040e4c0" fo:background-color="transparent" style:font-size-asian="10.5pt" style:font-weight-asian="normal" style:font-size-complex="12pt" style:font-weight-complex="normal"/>
    </style:style>
    <style:style style:name="T1" style:family="text">
      <style:text-properties fo:font-weight="normal" fo:background-color="transparent" style:font-weight-asian="normal" style:font-weight-complex="normal"/>
    </style:style>
    <style:style style:name="T2" style:family="text">
      <style:text-properties fo:font-weight="normal" officeooo:rsid="003071bb" fo:background-color="transparent" style:font-weight-asian="normal" style:font-weight-complex="normal"/>
    </style:style>
    <style:style style:name="T3" style:family="text">
      <style:text-properties fo:font-weight="normal" officeooo:rsid="00a9dd62" fo:background-color="transparent" style:font-weight-asian="normal" style:font-weight-complex="normal"/>
    </style:style>
    <style:style style:name="T4" style:family="text">
      <style:text-properties fo:font-weight="normal" officeooo:rsid="004a7d0f" fo:background-color="transparent" style:font-weight-asian="normal" style:font-weight-complex="normal"/>
    </style:style>
    <style:style style:name="T5" style:family="text">
      <style:text-properties fo:font-weight="normal" officeooo:rsid="00ac5fb7" fo:background-color="transparent" style:font-weight-asian="normal" style:font-weight-complex="normal"/>
    </style:style>
    <style:style style:name="T6" style:family="text">
      <style:text-properties fo:font-weight="normal" officeooo:rsid="004bfceb" fo:background-color="transparent" style:font-weight-asian="normal" style:font-weight-complex="normal"/>
    </style:style>
    <style:style style:name="T7" style:family="text">
      <style:text-properties fo:font-weight="normal" officeooo:rsid="009f1032" fo:background-color="transparent" style:font-weight-asian="normal" style:font-weight-complex="normal"/>
    </style:style>
    <style:style style:name="T8" style:family="text">
      <style:text-properties fo:font-weight="normal" officeooo:rsid="00445974" fo:background-color="transparent" style:font-weight-asian="normal" style:font-weight-complex="normal"/>
    </style:style>
    <style:style style:name="T9" style:family="text">
      <style:text-properties fo:font-weight="normal" officeooo:rsid="00b429ca" fo:background-color="transparent" style:font-weight-asian="normal" style:font-weight-complex="normal"/>
    </style:style>
    <style:style style:name="T10" style:family="text">
      <style:text-properties fo:font-weight="normal" officeooo:rsid="00534857" fo:background-color="transparent" style:font-weight-asian="normal" style:font-weight-complex="normal"/>
    </style:style>
    <style:style style:name="T11" style:family="text">
      <style:text-properties fo:font-weight="normal" officeooo:rsid="0058c706" fo:background-color="transparent" style:font-weight-asian="normal" style:font-weight-complex="normal"/>
    </style:style>
    <style:style style:name="T12" style:family="text">
      <style:text-properties fo:font-weight="normal" officeooo:rsid="0055799e" fo:background-color="transparent" style:font-weight-asian="normal" style:font-weight-complex="normal"/>
    </style:style>
    <style:style style:name="T13" style:family="text">
      <style:text-properties fo:font-weight="normal" officeooo:rsid="0035db8b" fo:background-color="transparent" style:font-weight-asian="normal" style:font-weight-complex="normal"/>
    </style:style>
    <style:style style:name="T14" style:family="text">
      <style:text-properties fo:font-weight="normal" officeooo:rsid="003b878b" fo:background-color="transparent" style:font-weight-asian="normal" style:font-weight-complex="normal"/>
    </style:style>
    <style:style style:name="T15" style:family="text">
      <style:text-properties fo:font-weight="normal" officeooo:rsid="005709fa" fo:background-color="transparent" style:font-weight-asian="normal" style:font-weight-complex="normal"/>
    </style:style>
    <style:style style:name="T16" style:family="text">
      <style:text-properties fo:font-weight="normal" officeooo:rsid="0042b25a" fo:background-color="transparent" style:font-weight-asian="normal" style:font-weight-complex="normal"/>
    </style:style>
    <style:style style:name="T17" style:family="text">
      <style:text-properties fo:font-weight="normal" officeooo:rsid="004ecba6" fo:background-color="transparent" style:font-weight-asian="normal" style:font-weight-complex="normal"/>
    </style:style>
    <style:style style:name="T18" style:family="text">
      <style:text-properties fo:font-weight="normal" officeooo:rsid="00520932" fo:background-color="transparent" style:font-weight-asian="normal" style:font-weight-complex="normal"/>
    </style:style>
    <style:style style:name="T19" style:family="text">
      <style:text-properties fo:font-weight="normal" officeooo:rsid="006941d5" fo:background-color="transparent" style:font-weight-asian="normal" style:font-weight-complex="normal"/>
    </style:style>
    <style:style style:name="T20" style:family="text">
      <style:text-properties fo:font-size="12pt" fo:font-weight="normal" fo:background-color="transparent" style:font-size-asian="10.5pt" style:font-weight-asian="normal" style:font-size-complex="12pt" style:font-weight-complex="normal"/>
    </style:style>
    <style:style style:name="T21" style:family="text">
      <style:text-properties style:text-position="0% 100%" fo:font-size="12pt" fo:font-weight="normal" fo:background-color="transparent" style:font-size-asian="10.5pt" style:font-weight-asian="normal" style:font-size-complex="12pt" style:font-weight-complex="normal"/>
    </style:style>
    <style:style style:name="T22" style:family="text">
      <style:text-properties style:text-position="0% 100%" fo:font-size="12pt" fo:font-weight="normal" officeooo:rsid="006941d5" style:font-size-asian="10.5pt" style:font-weight-asian="normal" style:font-size-complex="12pt" style:font-weight-complex="normal"/>
    </style:style>
    <style:style style:name="T23" style:family="text">
      <style:text-properties officeooo:rsid="0013c90f"/>
    </style:style>
    <style:style style:name="T24" style:family="text">
      <style:text-properties officeooo:rsid="00157204"/>
    </style:style>
    <style:style style:name="T25" style:family="text">
      <style:text-properties officeooo:rsid="00175fbb"/>
    </style:style>
    <style:style style:name="T26" style:family="text">
      <style:text-properties officeooo:rsid="0017629c"/>
    </style:style>
    <style:style style:name="T27" style:family="text">
      <style:text-properties officeooo:rsid="0018b170"/>
    </style:style>
    <style:style style:name="T28" style:family="text">
      <style:text-properties officeooo:rsid="0019fa94"/>
    </style:style>
    <style:style style:name="T29" style:family="text">
      <style:text-properties officeooo:rsid="001c5196"/>
    </style:style>
    <style:style style:name="T30" style:family="text">
      <style:text-properties officeooo:rsid="0030ea92"/>
    </style:style>
    <style:style style:name="T31" style:family="text">
      <style:text-properties officeooo:rsid="002d2fac"/>
    </style:style>
    <style:style style:name="T32" style:family="text">
      <style:text-properties officeooo:rsid="001d1657"/>
    </style:style>
    <style:style style:name="T33" style:family="text">
      <style:text-properties officeooo:rsid="001e0cbd"/>
    </style:style>
    <style:style style:name="T34" style:family="text">
      <style:text-properties officeooo:rsid="0043fbab"/>
    </style:style>
    <style:style style:name="T35" style:family="text">
      <style:text-properties officeooo:rsid="001f1e88"/>
    </style:style>
    <style:style style:name="T36" style:family="text">
      <style:text-properties officeooo:rsid="001f73f9"/>
    </style:style>
    <style:style style:name="T37" style:family="text">
      <style:text-properties officeooo:rsid="002134ea"/>
    </style:style>
    <style:style style:name="T38" style:family="text">
      <style:text-properties officeooo:rsid="003d0a6c"/>
    </style:style>
    <style:style style:name="T39" style:family="text">
      <style:text-properties officeooo:rsid="0026a9fe"/>
    </style:style>
    <style:style style:name="T40" style:family="text">
      <style:text-properties officeooo:rsid="0027ad0b"/>
    </style:style>
    <style:style style:name="T41" style:family="text">
      <style:text-properties officeooo:rsid="00289dc8"/>
    </style:style>
    <style:style style:name="T42" style:family="text">
      <style:text-properties officeooo:rsid="003161f5"/>
    </style:style>
    <style:style style:name="T43" style:family="text">
      <style:text-properties officeooo:rsid="0028fbdf"/>
    </style:style>
    <style:style style:name="T44" style:family="text">
      <style:text-properties officeooo:rsid="0029ed74"/>
    </style:style>
    <style:style style:name="T45" style:family="text">
      <style:text-properties officeooo:rsid="002b8c91"/>
    </style:style>
    <style:style style:name="T46" style:family="text">
      <style:text-properties officeooo:rsid="002d4da8"/>
    </style:style>
    <style:style style:name="T47" style:family="text">
      <style:text-properties officeooo:rsid="002f2212"/>
    </style:style>
    <style:style style:name="T48" style:family="text">
      <style:text-properties officeooo:rsid="0033b8ed"/>
    </style:style>
    <style:style style:name="T49" style:family="text">
      <style:text-properties officeooo:rsid="00506522"/>
    </style:style>
    <style:style style:name="T50" style:family="text">
      <style:text-properties officeooo:rsid="0034c620"/>
    </style:style>
    <style:style style:name="T51" style:family="text">
      <style:text-properties officeooo:rsid="00358154"/>
    </style:style>
    <style:style style:name="T52" style:family="text">
      <style:text-properties officeooo:rsid="0035db8b"/>
    </style:style>
    <style:style style:name="T53" style:family="text">
      <style:text-properties officeooo:rsid="003b0b7a"/>
    </style:style>
    <style:style style:name="T54" style:family="text">
      <style:text-properties officeooo:rsid="0031a53e"/>
    </style:style>
    <style:style style:name="T55" style:family="text">
      <style:text-properties officeooo:rsid="003be99f"/>
    </style:style>
    <style:style style:name="T56" style:family="text">
      <style:text-properties officeooo:rsid="003e780b"/>
    </style:style>
    <style:style style:name="T57" style:family="text">
      <style:text-properties officeooo:rsid="008f4f2e"/>
    </style:style>
    <style:style style:name="T58" style:family="text">
      <style:text-properties officeooo:rsid="00405296"/>
    </style:style>
    <style:style style:name="T59" style:family="text">
      <style:text-properties officeooo:rsid="004ec3e7"/>
    </style:style>
    <style:style style:name="T60" style:family="text">
      <style:text-properties officeooo:rsid="0040e4c0"/>
    </style:style>
    <style:style style:name="T61" style:family="text">
      <style:text-properties officeooo:rsid="00454c69"/>
    </style:style>
    <style:style style:name="T62" style:family="text">
      <style:text-properties officeooo:rsid="0046dfd9"/>
    </style:style>
    <style:style style:name="T63" style:family="text">
      <style:text-properties officeooo:rsid="005ad1a9"/>
    </style:style>
    <style:style style:name="T64" style:family="text">
      <style:text-properties officeooo:rsid="0047a1ee"/>
    </style:style>
    <style:style style:name="T65" style:family="text">
      <style:text-properties officeooo:rsid="004919c8"/>
    </style:style>
    <style:style style:name="T66" style:family="text">
      <style:text-properties officeooo:rsid="00513230"/>
    </style:style>
    <style:style style:name="T67" style:family="text">
      <style:text-properties officeooo:rsid="004f1e31"/>
    </style:style>
    <style:style style:name="T68" style:family="text">
      <style:text-properties officeooo:rsid="00509483"/>
    </style:style>
    <style:style style:name="T69" style:family="text">
      <style:text-properties officeooo:rsid="00534857"/>
    </style:style>
    <style:style style:name="T70" style:family="text">
      <style:text-properties officeooo:rsid="0054bf94"/>
    </style:style>
    <style:style style:name="T71" style:family="text">
      <style:text-properties fo:background-color="transparent"/>
    </style:style>
    <style:style style:name="T72" style:family="text">
      <style:text-properties officeooo:rsid="002fb904" fo:background-color="transparent"/>
    </style:style>
    <style:style style:name="T73" style:family="text">
      <style:text-properties officeooo:rsid="000b957e" fo:background-color="transparent"/>
    </style:style>
    <style:style style:name="T74" style:family="text">
      <style:text-properties officeooo:rsid="001345ab" fo:background-color="transparent"/>
    </style:style>
    <style:style style:name="T75" style:family="text">
      <style:text-properties officeooo:rsid="006172c6" fo:background-color="transparent"/>
    </style:style>
    <style:style style:name="T76" style:family="text">
      <style:text-properties officeooo:rsid="006360f5" fo:background-color="transparent"/>
    </style:style>
    <style:style style:name="T77" style:family="text">
      <style:text-properties officeooo:rsid="006a7dea" fo:background-color="transparent"/>
    </style:style>
    <style:style style:name="T78" style:family="text">
      <style:text-properties officeooo:rsid="006ec59a" fo:background-color="transparent"/>
    </style:style>
    <style:style style:name="T79" style:family="text">
      <style:text-properties officeooo:rsid="006941d5"/>
    </style:style>
    <style:style style:name="T80" style:family="text">
      <style:text-properties officeooo:rsid="007055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3">Database – </text:span>Contents</text:p>
      <text:list xml:id="list7112701059718948288" text:style-name="L1">
        <text:list-item>
          <text:p text:style-name="P8"><text:a xlink:type="simple" xlink:href="../../../../Academic/Databases/Notes/Introduction%20To%20Databases.odt">Introduction</text:a></text:p>
          <text:list>
            <text:list-item>
              <text:p text:style-name="P36"><text:a xlink:type="simple" xlink:href="../Indexed%20Data%20Files.odt"><text:span text:style-name="T80">A file processing approach to databases</text:span></text:a></text:p>
            </text:list-item>
          </text:list>
        </text:list-item>
        <text:list-item>
          <text:p text:style-name="P7"><text:span text:style-name="T77">Conceptual modeling</text:span></text:p>
          <text:list>
            <text:list-item>
              <text:p text:style-name="P4"><text:a xlink:type="simple" xlink:href="../ER-Model.odt"><text:span text:style-name="T71">ER-model</text:span></text:a><text:span text:style-name="T71"> –</text:span><text:span text:style-name="T72"> </text:span><text:a xlink:type="simple" xlink:href="../../To%20do.odt#ER-Model"><text:span text:style-name="T2">To do</text:span></text:a></text:p>
            </text:list-item>
          </text:list>
        </text:list-item>
        <text:list-item>
          <text:p text:style-name="P7"><text:span text:style-name="T78">Representational</text:span><text:span text:style-name="T77"> modeling</text:span></text:p>
          <text:list>
            <text:list-item>
              <text:p text:style-name="P7"><text:a xlink:type="simple" xlink:href="../Relational%20Model.odt"><text:span text:style-name="T71">Relational model</text:span></text:a><text:span text:style-name="T71"> –</text:span><text:span text:style-name="T72"> </text:span><text:a xlink:type="simple" xlink:href="../../To%20do.odt#Relational%20model"><text:span text:style-name="T2">To do</text:span></text:a></text:p>
              <text:list>
                <text:list-item>
                  <text:p text:style-name="P9">Relational algebra</text:p>
                  <text:list>
                    <text:list-item>
                      <text:p text:style-name="P5"><text:a xlink:type="simple" xlink:href="../Relational%20Algebra.odt"><text:span text:style-name="T75">Relational algebr</text:span></text:a><text:a xlink:type="simple" xlink:href="../Relational%20Algebra.odt"><text:span text:style-name="T76">a – Query language</text:span></text:a></text:p>
                    </text:list-item>
                    <text:list-item>
                      <text:p text:style-name="P6"><text:a xlink:type="simple" xlink:href="../Relational%20Algebra%20-%20Data%20Manipulation%20Language.odt"><text:span text:style-name="T75">Relational Algebra - Data Manipulation Language</text:span></text:a></text:p>
                    </text:list-item>
                  </text:list>
                </text:list-item>
                <text:list-item>
                  <text:p text:style-name="P3"><text:a xlink:type="simple" xlink:href="../Tuple%20relational%20calculus.odt"><text:span text:style-name="T71">Tuple calculus</text:span></text:a></text:p>
                </text:list-item>
              </text:list>
            </text:list-item>
          </text:list>
        </text:list-item>
        <text:list-item>
          <text:p text:style-name="P4"><text:span text:style-name="T71">Database design –</text:span><text:span text:style-name="T72"> </text:span><text:a xlink:type="simple" xlink:href="../../To%20do.odt#Database%20design"><text:span text:style-name="T2">To do</text:span></text:a></text:p>
          <text:list>
            <text:list-item>
              <text:p text:style-name="P9"><text:a xlink:type="simple" xlink:href="../Integrity%20constraints.odt">Integrity constraint</text:a><text:a xlink:type="simple" xlink:href="../Integrity%20constraints.odt"><text:span text:style-name="T48">s</text:span></text:a><text:span text:style-name="T48"> </text:span></text:p>
            </text:list-item>
            <text:list-item>
              <text:p text:style-name="P3"><text:a xlink:type="simple" xlink:href="../Database%20design.odt"><text:span text:style-name="T71">Relational database design</text:span></text:a></text:p>
              <text:list>
                <text:list-item>
                  <text:p text:style-name="P3"><text:a xlink:type="simple" xlink:href="../Functional%20Dependencies.odt"><text:span text:style-name="T71">Functional dependencies</text:span></text:a></text:p>
                </text:list-item>
                <text:list-item>
                  <text:p text:style-name="P3"><text:a xlink:type="simple" xlink:href="../Normal%20Forms.odt"><text:span text:style-name="T1">Normal forms</text:span></text:a></text:p>
                </text:list-item>
              </text:list>
            </text:list-item>
          </text:list>
        </text:list-item>
        <text:list-item>
          <text:p text:style-name="P4"><text:a xlink:type="simple" xlink:href="../SQL.odt"><text:span text:style-name="T71">Query Languages (SQL)</text:span></text:a><text:span text:style-name="T71"> –</text:span><text:span text:style-name="T72"> </text:span><text:a xlink:type="simple" xlink:href="../../To%20do.odt#SQL"><text:span text:style-name="T2">To do</text:span></text:a></text:p>
          <text:list>
            <text:list-item>
              <text:p text:style-name="P13"><text:a xlink:type="simple" xlink:href="../Illustrations%20of%20equivalent%20SQL%20queries.odt"><text:span text:style-name="T71">Illustrations of equivalent SQL queries</text:span></text:a></text:p>
            </text:list-item>
            <text:list-item>
              <text:p text:style-name="P14"><text:a xlink:type="simple" xlink:href="../../../../../../c:/Users/kempa/Dropbox/Notes/Databases/SQL%20–%20Data%20Manipulation%20Language.odt"><text:span text:style-name="T73">Data Manipulation Language</text:span></text:a></text:p>
            </text:list-item>
            <text:list-item>
              <text:p text:style-name="P14"><text:a xlink:type="simple" xlink:href="../SQL%20–%20Data%20Definition%20Language.odt"><text:span text:style-name="T73">Data </text:span></text:a><text:a xlink:type="simple" xlink:href="../SQL%20–%20Data%20Definition%20Language.odt"><text:span text:style-name="T74">Definition Language</text:span></text:a></text:p>
            </text:list-item>
          </text:list>
        </text:list-item>
        <text:list-item>
          <text:p text:style-name="P3"><text:a xlink:type="simple" xlink:href="../File%20structures.odt"><text:span text:style-name="T71">File structures</text:span></text:a><text:span text:style-name="T71">–</text:span><text:span text:style-name="T72"> </text:span><text:a xlink:type="simple" xlink:href="../../To%20do.odt#Dynamic%20Hashing"><text:span text:style-name="T2">To do</text:span></text:a></text:p>
        </text:list-item>
        <text:list-item>
          <text:p text:style-name="P4"><text:span text:style-name="T71">Transactions and concurrency control –</text:span><text:span text:style-name="T72"> </text:span><text:a xlink:type="simple" xlink:href="../../To%20do.odt#Transactions%20and%20concurrency%20control"><text:span text:style-name="T2">To do</text:span></text:a></text:p>
          <text:list>
            <text:list-item>
              <text:p text:style-name="P3"><text:a xlink:type="simple" xlink:href="../Transactions.odt"><text:span text:style-name="T1">Transactions</text:span></text:a></text:p>
            </text:list-item>
            <text:list-item>
              <text:p text:style-name="P3"><text:a xlink:type="simple" xlink:href="../Concurrency%20control.odt"><text:span text:style-name="T71">Concurrency control</text:span></text:a></text:p>
              <text:list>
                <text:list-item>
                  <text:p text:style-name="P32"><text:a xlink:type="simple" xlink:href="../Locking%20protocols.odt"><text:span text:style-name="T20">Locking Protocols</text:span></text:a></text:p>
                  <text:list>
                    <text:list-item>
                      <text:p text:style-name="P32"><text:a xlink:type="simple" xlink:href="../Concurrency%20control%20-%20Two%20phase%20locking%20protocol.odt"><text:span text:style-name="T20">Two phase locking protocol</text:span></text:a></text:p>
                    </text:list-item>
                    <text:list-item>
                      <text:p text:style-name="P32"><text:a xlink:type="simple" xlink:href="../Concurrency%20control%20-%20Tree%20protocol.odt"><text:span text:style-name="T20">Tree protocol</text:span></text:a></text:p>
                    </text:list-item>
                    <text:list-item>
                      <text:p text:style-name="P32"><text:a xlink:type="simple" xlink:href="../Concurrency%20control%20with%20Multiple%20granularity.odt"><text:span text:style-name="T21">Multiple-granularity locking protocol</text:span></text:a></text:p>
                    </text:list-item>
                    <text:list-item>
                      <text:p text:style-name="P32"><text:a xlink:type="simple" xlink:href="../Multi-version%20concurrency%20control.odt#Multi-version%20two%20phase%20locking%20protocol"><text:span text:style-name="T21">Multi-version two phase locking protocol</text:span></text:a></text:p>
                    </text:list-item>
                  </text:list>
                </text:list-item>
                <text:list-item>
                  <text:p text:style-name="P32"><text:a xlink:type="simple" xlink:href="../Timestamp-Based%20protocols.odt"><text:span text:style-name="T20">Timestamp based protocols</text:span></text:a></text:p>
                  <text:list>
                    <text:list-item>
                      <text:p text:style-name="P32"><text:a xlink:type="simple" xlink:href="../Timestamp-Based%20protocols.odt"><text:span text:style-name="T20">Timestamp ordering protocol</text:span></text:a></text:p>
                    </text:list-item>
                    <text:list-item>
                      <text:p text:style-name="P32"><text:a xlink:type="simple" xlink:href="../Multi-version%20concurrency%20control.odt#Multi-version%20timestamp%20ordering%20protocol"><text:span text:style-name="T1">Multi-version timestamp ordering protocol</text:span></text:a></text:p>
                    </text:list-item>
                  </text:list>
                </text:list-item>
                <text:list-item>
                  <text:p text:style-name="P32"><text:a xlink:type="simple" xlink:href="../Validation%20based%20protocols.odt"><text:span text:style-name="T20">Validation based protocols</text:span></text:a></text:p>
                </text:list-item>
                <text:list-item>
                  <text:p text:style-name="P33"><text:a xlink:type="simple" xlink:href="../Concurrency%20control%20-%20Phantom%20Phenomenon.odt"><text:span text:style-name="T1">The Phantom Phenomenon</text:span></text:a></text:p>
                </text:list-item>
                <text:list-item>
                  <text:p text:style-name="P33"><text:a xlink:type="simple" xlink:href="../Concurrency%20Control%20-%20Weak%20levels%20of%20consistency.odt"><text:span text:style-name="T1">Weak levels of consistency</text:span></text:a></text:p>
                </text:list-item>
                <text:list-item>
                  <text:p text:style-name="P33"><text:a xlink:type="simple" xlink:href="../Handling%20deadlocks%20in%20concurrency%20control%20systems.odt"><text:span text:style-name="T1">Deadlocks</text:span></text:a>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ate Questions</text:p>
      <text:list xml:id="list864668341" text:continue-numbering="true" text:style-name="L1">
        <text:list-item>
          <text:p text:style-name="P10">ER-model</text:p>
          <text:list>
            <text:list-item>
              <text:p text:style-name="P49">TG – 2241 – 19 </text:p>
            </text:list-item>
            <text:list-item>
              <text:p text:style-name="P54"><text:span text:style-name="Strong_20_Emphasis"><text:span text:style-name="T3">TG – 2258 – </text:span></text:span><text:span text:style-name="Strong_20_Emphasis"><text:span text:style-name="T4">17</text:span></text:span></text:p>
            </text:list-item>
            <text:list-item>
              <text:p text:style-name="P50"><text:span text:style-name="T42">G – 2005 – </text:span><text:span text:style-name="T46">75</text:span></text:p>
            </text:list-item>
            <text:list-item>
              <text:p text:style-name="P51">G – 2008 – 82, 83</text:p>
            </text:list-item>
            <text:list-item>
              <text:p text:style-name="P52"><text:span text:style-name="T66">G – 2012 – </text:span><text:span text:style-name="T68">24</text:span></text:p>
            </text:list-item>
          </text:list>
        </text:list-item>
        <text:list-item>
          <text:p text:style-name="P10">Relational model</text:p>
          <text:list>
            <text:list-item>
              <text:p text:style-name="P10">Relational algebra</text:p>
              <text:list>
                <text:list-item>
                  <text:p text:style-name="P12">G – 2003 – 30</text:p>
                </text:list-item>
                <text:list-item>
                  <text:p text:style-name="P15"><text:span text:style-name="T30">G – 2004 –</text:span><text:span text:style-name="T31"> </text:span><text:span text:style-name="T32">13, </text:span><text:span text:style-name="T36">51</text:span></text:p>
                </text:list-item>
                <text:list-item>
                  <text:p text:style-name="P17"><text:span text:style-name="T42">G – 2005 – </text:span><text:span text:style-name="T45">30</text:span></text:p>
                </text:list-item>
                <text:list-item>
                  <text:p text:style-name="P55"><text:span text:style-name="Strong_20_Emphasis"><text:span text:style-name="T5">G – 2007 – </text:span></text:span><text:span text:style-name="Strong_20_Emphasis"><text:span text:style-name="T6">59</text:span></text:span></text:p>
                </text:list-item>
                <text:list-item>
                  <text:p text:style-name="P21">G – 2008 - 68</text:p>
                </text:list-item>
                <text:list-item>
                  <text:p text:style-name="P22">G – 2012 - 48</text:p>
                </text:list-item>
              </text:list>
            </text:list-item>
            <text:list-item>
              <text:p text:style-name="P10">Tuple calculus</text:p>
              <text:list>
                <text:list-item>
                  <text:p text:style-name="P55"><text:span text:style-name="Strong_20_Emphasis"><text:span text:style-name="T5">G – 2007 – </text:span></text:span><text:span text:style-name="Strong_20_Emphasis"><text:span text:style-name="T6">60</text:span></text:span></text:p>
                </text:list-item>
                <text:list-item>
                  <text:p text:style-name="P56"><text:span text:style-name="Strong_20_Emphasis"><text:span text:style-name="T7">G – 2008 – </text:span></text:span><text:span text:style-name="Strong_20_Emphasis"><text:span text:style-name="T8">15</text:span></text:span></text:p>
                </text:list-item>
                <text:list-item>
                  <text:p text:style-name="P62"><text:span text:style-name="T57">G – 2009 – </text:span><text:span text:style-name="T58">45</text:span></text:p>
                </text:list-item>
              </text:list>
            </text:list-item>
          </text:list>
        </text:list-item>
        <text:list-item>
          <text:p text:style-name="P10">Database design</text:p>
          <text:list>
            <text:list-item>
              <text:p text:style-name="P10"><text:span text:style-name="T69">Referential and </text:span>Integrity constraints</text:p>
              <text:list>
                <text:list-item>
                  <text:p text:style-name="P18"><text:span text:style-name="T42">G – 2005 – </text:span><text:span text:style-name="T46">76</text:span></text:p>
                </text:list-item>
                <text:list-item>
                  <text:p text:style-name="P63"><text:span text:style-name="Strong_20_Emphasis"><text:span text:style-name="T9">G – 2012 – </text:span></text:span><text:span text:style-name="Strong_20_Emphasis"><text:span text:style-name="T10">41</text:span></text:span></text:p>
                </text:list-item>
              </text:list>
            </text:list-item>
            <text:list-item>
              <text:p text:style-name="P10">Relational database design</text:p>
              <text:list>
                <text:list-item>
                  <text:p text:style-name="P37">TG – 2232 – 17, 38</text:p>
                </text:list-item>
                <text:list-item>
                  <text:p text:style-name="P38">TG – 2233 – 40</text:p>
                </text:list-item>
                <text:list-item>
                  <text:p text:style-name="P38">TG – 2234 – 28</text:p>
                </text:list-item>
                <text:list-item>
                  <text:p text:style-name="P38">TG – 2240 – 25</text:p>
                </text:list-item>
                <text:list-item>
                  <text:p text:style-name="P38">TG – 2241 – 41</text:p>
                </text:list-item>
                <text:list-item>
                  <text:p text:style-name="P38">TG – 2242 – 12</text:p>
                </text:list-item>
                <text:list-item>
                  <text:p text:style-name="P38">TG – 2251 – <text:span text:style-name="T24">11, </text:span>12. <text:span text:style-name="T24">30</text:span></text:p>
                </text:list-item>
                <text:list-item>
                  <text:p text:style-name="P39">TG – 2253 – 33</text:p>
                </text:list-item>
                <text:list-item>
                  <text:p text:style-name="P40">TG – 2254 – 7, 8</text:p>
                </text:list-item>
                <text:list-item>
                  <text:p text:style-name="P41">TG – 2255 – 35</text:p>
                </text:list-item>
                <text:list-item>
                  <text:p text:style-name="P71"><text:span text:style-name="T59">TG – 2256 – </text:span><text:span text:style-name="T60">20</text:span></text:p>
                </text:list-item>
                <text:list-item>
                  <text:p text:style-name="P72"><text:span text:style-name="T62">TG – 2257 – 15, </text:span><text:span text:style-name="T64">39</text:span></text:p>
                </text:list-item>
                <text:list-item>
                  <text:p text:style-name="P78"><text:span text:style-name="Strong_20_Emphasis"><text:span text:style-name="T3">TG – 2258 – </text:span></text:span><text:span text:style-name="Strong_20_Emphasis"><text:span text:style-name="T4">40</text:span></text:span></text:p>
                </text:list-item>
                <text:list-item>
                  <text:p text:style-name="P79"><text:span text:style-name="Strong_20_Emphasis"><text:span text:style-name="T11">TG – 2259 – </text:span></text:span><text:span text:style-name="Strong_20_Emphasis"><text:span text:style-name="T12">13, 14</text:span></text:span></text:p>
                </text:list-item>
                <text:list-item>
                  <text:p text:style-name="P42"><text:span text:style-name="T34">G – 2004 – </text:span><text:span text:style-name="T35">50</text:span></text:p>
                </text:list-item>
                <text:list-item>
                  <text:p text:style-name="P43"><text:span text:style-name="T42">G – 2005 – </text:span><text:span text:style-name="T44">29, </text:span><text:span text:style-name="T47">78</text:span></text:p>
                </text:list-item>
                <text:list-item>
                  <text:p text:style-name="P65"><text:span text:style-name="Strong_20_Emphasis"><text:span text:style-name="T5">G – 2007 – </text:span></text:span><text:span text:style-name="Strong_20_Emphasis"><text:span text:style-name="T6">62</text:span></text:span></text:p>
                </text:list-item>
                <text:list-item>
                  <text:p text:style-name="P44"><text:soft-page-break/>G – 2008 – 69</text:p>
                </text:list-item>
                <text:list-item>
                  <text:p text:style-name="P76"><text:span text:style-name="T57">G – 2009 – </text:span><text:span text:style-name="T58">56</text:span></text:p>
                </text:list-item>
                <text:list-item>
                  <text:p text:style-name="P68"><text:span text:style-name="Strong_20_Emphasis"><text:span text:style-name="T13">G – 2010 – </text:span></text:span><text:span text:style-name="Strong_20_Emphasis"><text:span text:style-name="T14">43</text:span></text:span></text:p>
                </text:list-item>
                <text:list-item>
                  <text:p text:style-name="P69"><text:span text:style-name="Strong_20_Emphasis"><text:span text:style-name="T15">G – 2011 - 12</text:span></text:span></text:p>
                </text:list-item>
                <text:list-item>
                  <text:p text:style-name="P66"><text:span text:style-name="Strong_20_Emphasis"><text:span text:style-name="T5">G – 20</text:span></text:span><text:span text:style-name="Strong_20_Emphasis"><text:span text:style-name="T16">12</text:span></text:span><text:span text:style-name="Strong_20_Emphasis"><text:span text:style-name="T5"> – </text:span></text:span><text:span text:style-name="Strong_20_Emphasis"><text:span text:style-name="T17">11</text:span></text:span></text:p>
                </text:list-item>
              </text:list>
            </text:list-item>
          </text:list>
        </text:list-item>
        <text:list-item>
          <text:p text:style-name="P10">Query Languages (SQL)</text:p>
          <text:list>
            <text:list-item>
              <text:p text:style-name="P11">TG – 2232 – 18, 37</text:p>
            </text:list-item>
            <text:list-item>
              <text:p text:style-name="P11">TG – 2233 – 8</text:p>
            </text:list-item>
            <text:list-item>
              <text:p text:style-name="P11">TG – 2234 – 11</text:p>
            </text:list-item>
            <text:list-item>
              <text:p text:style-name="P11">TG – 2240 – 46</text:p>
            </text:list-item>
            <text:list-item>
              <text:p text:style-name="P23">TG – 2251 – 48, 49</text:p>
            </text:list-item>
            <text:list-item>
              <text:p text:style-name="P24"><text:span text:style-name="T28">TG – 2253 – 17, </text:span><text:span text:style-name="T29">19</text:span></text:p>
            </text:list-item>
            <text:list-item>
              <text:p text:style-name="P25">TG – 2254 – 6, <text:span text:style-name="T40">42</text:span></text:p>
            </text:list-item>
            <text:list-item>
              <text:p text:style-name="P59"><text:span text:style-name="T63">TG – 2257 – </text:span><text:span text:style-name="T64">38</text:span></text:p>
            </text:list-item>
            <text:list-item>
              <text:p text:style-name="P58"><text:span text:style-name="Strong_20_Emphasis"><text:span text:style-name="T3">TG – 2258 – </text:span></text:span><text:span text:style-name="Strong_20_Emphasis"><text:span text:style-name="T4">18</text:span></text:span></text:p>
            </text:list-item>
            <text:list-item>
              <text:p text:style-name="P26">G – 2003 – 86</text:p>
            </text:list-item>
            <text:list-item>
              <text:p text:style-name="P16"><text:span text:style-name="T30">G – 2004 –</text:span><text:span text:style-name="T31"> </text:span><text:span text:style-name="T33">14, </text:span><text:span text:style-name="T37">53</text:span></text:p>
            </text:list-item>
            <text:list-item>
              <text:p text:style-name="P20"><text:span text:style-name="T42">G – 2005 – </text:span><text:span text:style-name="T46">77</text:span></text:p>
            </text:list-item>
            <text:list-item>
              <text:p text:style-name="P57"><text:span text:style-name="Strong_20_Emphasis"><text:span text:style-name="T5">G – 2007 – </text:span></text:span><text:span text:style-name="Strong_20_Emphasis"><text:span text:style-name="T6">61</text:span></text:span></text:p>
            </text:list-item>
            <text:list-item>
              <text:p text:style-name="P61"><text:span text:style-name="T57">G – 2009 – </text:span><text:span text:style-name="T58">55</text:span></text:p>
            </text:list-item>
            <text:list-item>
              <text:p text:style-name="P27"><text:span text:style-name="T52">G – 2010 – </text:span><text:span text:style-name="T53">19</text:span></text:p>
            </text:list-item>
            <text:list-item>
              <text:p text:style-name="P28"><text:span text:style-name="T49">G – 2011 – </text:span><text:span text:style-name="T50">32, </text:span><text:span text:style-name="T51">46</text:span></text:p>
            </text:list-item>
            <text:list-item>
              <text:p text:style-name="P53"><text:span text:style-name="T66">G – 2012 – </text:span><text:span text:style-name="T67">23, </text:span><text:span text:style-name="T70">49</text:span></text:p>
            </text:list-item>
          </text:list>
        </text:list-item>
        <text:list-item>
          <text:p text:style-name="P10">File structures</text:p>
          <text:list>
            <text:list-item>
              <text:p text:style-name="P29"><text:span text:style-name="T38">TG – 2254 – </text:span><text:span text:style-name="T39">34</text:span></text:p>
            </text:list-item>
            <text:list-item>
              <text:p text:style-name="P30">TG – 2255 – 37</text:p>
            </text:list-item>
            <text:list-item>
              <text:p text:style-name="P60"><text:span text:style-name="T59">TG – 2256 – </text:span><text:span text:style-name="T60">54, 55</text:span></text:p>
            </text:list-item>
            <text:list-item>
              <text:p text:style-name="P19"><text:span text:style-name="T42">G – 2005 –</text:span><text:span text:style-name="T43">28</text:span></text:p>
            </text:list-item>
            <text:list-item>
              <text:p text:style-name="P31">G – 2008 – <text:span text:style-name="T61">16, </text:span>70</text:p>
            </text:list-item>
          </text:list>
        </text:list-item>
        <text:list-item>
          <text:p text:style-name="P10">Transactions and concurrency control</text:p>
          <text:list>
            <text:list-item>
              <text:p text:style-name="P10">Transactions</text:p>
              <text:list>
                <text:list-item>
                  <text:p text:style-name="P45">TG – 2233 - 7</text:p>
                </text:list-item>
                <text:list-item>
                  <text:p text:style-name="P45">TG – 2234 – 12, 13</text:p>
                </text:list-item>
                <text:list-item>
                  <text:p text:style-name="P45">TG – 2240, 18</text:p>
                </text:list-item>
                <text:list-item>
                  <text:p text:style-name="P45">TG – 2241 – 21</text:p>
                </text:list-item>
                <text:list-item>
                  <text:p text:style-name="P45">TG – 2242 – 11</text:p>
                </text:list-item>
                <text:list-item>
                  <text:p text:style-name="P34">TG – 2251 - 24</text:p>
                </text:list-item>
                <text:list-item>
                  <text:p text:style-name="P47">TG – 2253 – 18</text:p>
                </text:list-item>
                <text:list-item>
                  <text:p text:style-name="P48"><text:span text:style-name="T38">TG – 2254 – </text:span><text:span text:style-name="T40">43, </text:span><text:span text:style-name="T41">44</text:span></text:p>
                </text:list-item>
                <text:list-item>
                  <text:p text:style-name="P73"><text:span text:style-name="T54">TG – 2255 – </text:span><text:span text:style-name="T55">20</text:span></text:p>
                </text:list-item>
                <text:list-item>
                  <text:p text:style-name="P74"><text:span text:style-name="T59">TG – 2256 – </text:span><text:span text:style-name="T60">21, 22</text:span></text:p>
                </text:list-item>
                <text:list-item>
                  <text:p text:style-name="P75"><text:span text:style-name="T63">TG – 2257 - </text:span><text:span text:style-name="T65">46</text:span></text:p>
                </text:list-item>
                <text:list-item>
                  <text:p text:style-name="P46"><text:span text:style-name="T25">G – 2003 – 29, </text:span><text:span text:style-name="T27">85, </text:span><text:span text:style-name="T26">87</text:span></text:p>
                </text:list-item>
                <text:list-item>
                  <text:p text:style-name="P67"><text:span text:style-name="Strong_20_Emphasis"><text:span text:style-name="T5">G – 2007 – </text:span></text:span><text:span text:style-name="Strong_20_Emphasis"><text:span text:style-name="T6">64</text:span></text:span></text:p>
                </text:list-item>
                <text:list-item>
                  <text:p text:style-name="P77"><text:span text:style-name="T57">G – 2009 – </text:span><text:span text:style-name="T58">43</text:span></text:p>
                </text:list-item>
                <text:list-item>
                  <text:p text:style-name="P70"><text:span text:style-name="Strong_20_Emphasis"><text:span text:style-name="T13">G – 2010 – </text:span></text:span><text:span text:style-name="Strong_20_Emphasis"><text:span text:style-name="T14">42</text:span></text:span></text:p>
                </text:list-item>
                <text:list-item>
                  <text:p text:style-name="P64"><text:span text:style-name="Strong_20_Emphasis"><text:span text:style-name="T9">G – 2012 – </text:span></text:span><text:span text:style-name="Strong_20_Emphasis"><text:span text:style-name="T18">36</text:span></text:span></text:p>
                </text:list-item>
              </text:list>
            </text:list-item>
            <text:list-item>
              <text:p text:style-name="P10">Concurrency control</text:p>
              <text:list>
                <text:list-item>
                  <text:p text:style-name="P80"><text:soft-page-break/><text:span text:style-name="T54">TG – 2255 – </text:span><text:span text:style-name="T55">21, </text:span><text:span text:style-name="T56">22</text:span></text:p>
                </text:list-item>
                <text:list-item>
                  <text:p text:style-name="P81"><text:span text:style-name="T59">TG – 2256 – </text:span><text:span text:style-name="T60">46</text:span></text:p>
                </text:list-item>
                <text:list-item>
                  <text:p text:style-name="P78"><text:span text:style-name="Strong_20_Emphasis"><text:span text:style-name="T3">TG – 2258 – </text:span></text:span><text:span text:style-name="Strong_20_Emphasis"><text:span text:style-name="T4">39</text:span></text:span></text:p>
                </text:list-item>
                <text:list-item>
                  <text:p text:style-name="P35"><text:span text:style-name="T52">G – 2010 – </text:span><text:span text:style-name="T53">20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2.2$Linux_x86 LibreOffice_project/400m0$Build-2</meta:generator>
    <dc:date>2013-09-22T22:14:22</dc:date>
    <meta:editing-duration>P1DT8H46M51S</meta:editing-duration>
    <meta:editing-cycles>86</meta:editing-cycles>
    <dc:creator>Kempa </dc:creator>
    <meta:document-statistic meta:table-count="0" meta:image-count="0" meta:object-count="0" meta:page-count="4" meta:paragraph-count="129" meta:word-count="540" meta:character-count="2448" meta:non-whitespace-character-count="2003"/>
  </office:meta>
</office:document-meta>
</file>